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DejaVu Sans1" svg:font-family="'DejaVu Sans'" style:font-pitch="variable"/>
    <style:font-face style:name="IRKamran" svg:font-family="IRKamran" style:font-pitch="variable"/>
    <style:font-face style:name="IRRoya" svg:font-family="IRRoya" style:font-pitch="variable"/>
    <style:font-face style:name="IRZar" svg:font-family="IRZ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agraph-properties fo:text-align="end" style:writing-mode="rl-tb"/>
    </style:style>
    <style:style style:name="P6" style:family="paragraph">
      <style:paragraph-properties fo:text-align="start" style:writing-mode="lr-tb"/>
    </style:style>
    <style:style style:name="P7"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9"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style:font-name="IRKamran" style:font-name-complex="IRKamran" style:font-size-complex="10pt"/>
    </style:style>
    <style:style style:name="T5" style:family="text">
      <style:text-properties style:font-name="IRKamran" style:font-name-complex="IRKamran"/>
    </style:style>
    <style:style style:name="T6"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11" style:family="text">
      <style:text-properties style:font-name="IRKamran" style:font-name-complex="IRKamran" style:font-size-complex="11pt"/>
    </style:style>
    <style:style style:name="T12" style:family="text">
      <style:text-properties style:font-name="IRZar" style:font-name-complex="IRZ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228_3560351489" loext:resolved="false"><dc:creator>Unknown Author</dc:creator><dc:date>2023-02-17T12:41:06.168409974</dc:date><text:p text:style-name="P5"><text:span text:style-name="T4">روی، بر، بر روی، برفراز</text:span></text:p><text:p text:style-name="P6"><text:span text:style-name="T5">I jumped upon the horse</text:span></text:p><text:p text:style-name="P5"><text:span text:style-name="T4"><text:tab/></text:span><text:span text:style-name="T4">پریدم روی اسب</text:span></text:p><text:p text:style-name="P6"><text:span text:style-name="T5">a house built upon a hill</text:span></text:p><text:p text:style-name="P5"><text:span text:style-name="T4"><text:tab/></text:span><text:span text:style-name="T4">خانه‌ای که برفراز تپه‌ای ساخته شده است</text:span></text:p><text:p text:style-name="P5"><text:span text:style-name="T5">intense sadness fell upon me again</text:span><text:span text:style-name="T4"><text:tab/></text:span><text:span text:style-name="T4">حزن شدید دوباره بر من مستولی شد</text:span></text:p></office:annotation>upon<office:annotation-end office:name="__Annotation__228_3560351489"/>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52_2300167540" loext:resolved="false"><dc:creator>Unknown Author</dc:creator><dc:date>2023-02-17T12:57:04.498365264</dc:date><text:p text:style-name="P5"><text:span text:style-name="T4">خسته کننده، بی تنوع، ملالت آور</text:span></text:p><text:p text:style-name="P5"><text:span text:style-name="T5">the monotonous life of prisoners</text:span><text:span text:style-name="T4"><text:tab/></text:span><text:span text:style-name="T4">زندگی یکنواخت و خسته کننده‌ی زندانیان</text:span></text:p><text:p text:style-name="P6"><text:span text:style-name="T5">a monotonous landscape</text:span></text:p><text:p text:style-name="P5"><text:span text:style-name="T11">منظره‌ی ملالت انگیز</text:span></text:p><text:p text:style-name="P5"><text:span text:style-name="T12"/></text:p></office:annotation>monotonous<office:annotation-end office:name="__Annotation__52_2300167540"/>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90_2068417786" loext:resolved="false"><dc:creator>Unknown Author</dc:creator><dc:date>2023-02-12T07:02:48.506363077</dc:date><text:p text:style-name="P9"><text:span text:style-name="T10"><text:s/>گنجایش سرداب، به اندازه‌ی یک سرداب پر</text:span></text:p><text:p text:style-name="P9"><text:span text:style-name="T10"><text:s/>سرداب‌ها، دخمه‌ها</text:span></text:p></office:annotation><text:span text:style-name="T2">cellarage</text:span><office:annotation-end office:name="__Annotation__190_2068417786"/><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unaccommodating </text:span><text:span text:style-name="T2"><office:annotation office:name="__Annotation__43_2789400788" loext:resolved="false"><dc:creator>Unknown Author</dc:creator><dc:date>2023-02-20T03:19:06.350850643</dc:date><text:p text:style-name="P7"><text:span text:style-name="T6">قدرت درک، فهم</text:span></text:p><text:p text:style-name="P8"><text:span text:style-name="T7">his grasp of mathematics is extraordinary</text:span></text:p><text:p text:style-name="P7"><text:span text:style-name="T6"><text:tab/></text:span><text:span text:style-name="T6">فهم ریاضی او فوق‌العاده است</text:span></text:p></office:annotation></text:span><text:span text:style-name="T2">grasp</text:span><office:annotation-end office:name="__Annotation__43_2789400788"/><text:span text:style-name="T2">, like a </text:span><office:annotation office:name="__Annotation__21_2068417786" loext:resolved="false"><dc:creator>Unknown Author</dc:creator><dc:date>2023-02-12T06:57:26.209529090</dc:date><text:p text:style-name="P9"><text:span text:style-name="T8"><text:s/>سرسخت، مصمم، یک‌دنده، لجوج، لجباز، خودرای، چشم سفید، کله شق، خیره سر، سمج</text:span></text:p><text:p text:style-name="P9"><text:span text:style-name="T9">a stubborn man</text:span><text:span text:style-name="T9"><text:tab/></text:span><text:span text:style-name="T9">آدم سرسخت</text:span></text:p><text:p text:style-name="P9"><text:span text:style-name="T9"><text:s/>سر سختانه، لجوجانه، مصممانه</text:span></text:p><text:p text:style-name="P9"><text:span text:style-name="T9">stubborn resistance</text:span><text:span text:style-name="T9"><text:tab/></text:span><text:span text:style-name="T9">مقاومت <text:s text:c="3"/>سرسختانه</text:span></text:p><text:p text:style-name="P9"><text:span text:style-name="T9"><text:s/>مقاوم، دپرپای، دیر درمان، دیرالتیام، بدقلق</text:span></text:p><text:p text:style-name="P9"><text:span text:style-name="T9">a stubborn disease</text:span><text:span text:style-name="T9"><text:tab/></text:span><text:span text:style-name="T9">بیماری دیر درمان</text:span></text:p><text:p text:style-name="P9"><text:span text:style-name="T9">a stubborn engine</text:span><text:span text:style-name="T9"><text:tab/></text:span><text:span text:style-name="T9">یک <text:s text:c="2"/>موتور بدقلق</text:span></text:p><text:p text:style-name="P9"><text:span text:style-name="T9"><text:s/>پیگیر، بی‌امان</text:span></text:p><text:p text:style-name="P9"><text:span text:style-name="T9">stubborn campaigns</text:span><text:span text:style-name="T9"><text:tab/></text:span><text:span text:style-name="T9">مبارزات <text:s text:c="2"/>بی‌ امان</text:span></text:p><text:p text:style-name="P9"><text:span text:style-name="T5"/></text:p></office:annotation><text:span text:style-name="T2">stubborn</text:span><office:annotation-end office:name="__Annotation__21_2068417786"/><text:span text:style-name="T2"> fact, as it was, - all helped the emphasis. </text:span></text:p>
      <text:p text:style-name="P3"><text:soft-page-break/>‘<text:span text:style-name="T3">In this life, we want nothing but Facts, sir: nothing but Facts!’</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DejaVu Sans1" svg:font-family="'DejaVu Sans'" style:font-pitch="variable"/>
    <style:font-face style:name="IRKamran" svg:font-family="IRKamran" style:font-pitch="variable"/>
    <style:font-face style:name="IRRoya" svg:font-family="IRRoya" style:font-pitch="variable"/>
    <style:font-face style:name="IRZar" svg:font-family="IRZ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2-20T03:25:40.596623703</dc:date>
    <meta:editing-duration>PT1H56M5S</meta:editing-duration>
    <meta:editing-cycles>16</meta:editing-cycles>
    <meta:generator>LibreOffice/6.4.7.2$Linux_X86_64 LibreOffice_project/40$Build-2</meta:generator>
    <meta:document-statistic meta:table-count="0" meta:image-count="0" meta:object-count="0" meta:page-count="2" meta:paragraph-count="7" meta:word-count="286" meta:character-count="1654" meta:non-whitespace-character-count="1369"/>
  </office:meta>
</office:document-meta>
</file>